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2.00pt" fo:font-weight="normal" fo:font-family="Calibri" style:font-family-asian="Calibri" style:font-family-complex="Calibri" fo:background-color="transparent" style:use-window-font-color="true"/>
    </style:style>
    <style:style style:name="T2" style:family="text">
      <style:text-properties fo:font-size="12.00pt" style:text-position="super" fo:font-weight="normal" fo:font-family="Calibri" style:font-family-asian="Calibri" style:font-family-complex="Calibri" fo:background-color="transparent" style:use-window-font-color="true"/>
    </style:style>
    <style:style style:name="T3" style:family="text">
      <style:text-properties fo:font-size="12.00pt" fo:font-weight="normal" fo:font-family="Calibri" style:font-family-asian="Calibri" style:font-family-complex="Calibri" fo:background-color="transparent" style:use-window-font-color="true"/>
    </style:style>
    <style:style style:name="T4" style:family="text">
      <style:text-properties fo:font-size="12.00pt" fo:font-weight="bold" fo:font-family="Calibri" style:font-family-asian="Calibri" style:font-family-complex="Calibri" fo:background-color="transparent" style:use-window-font-color="true"/>
    </style:style>
    <style:style style:name="T5" style:family="text">
      <style:text-properties fo:font-size="12.00pt" fo:font-weight="normal" fo:font-family="Calibri" style:font-family-asian="Calibri" style:font-family-complex="Calibri" fo:background-color="transparent" style:use-window-font-color="true"/>
    </style:style>
    <style:style style:name="P1" style:family="paragraph">
      <style:paragraph-properties fo:line-height="105.00%" fo:text-align="left" fo:margin-bottom="8.00pt"/>
    </style:style>
  </office:automatic-styles>
  <office:body>
    <office:text>
      <text:p text:style-name="P1"><text:span text:style-name="T1">Meet Jack. He’s a strong, smart and diverse guy who one day grew tired of the fucked-up world he lived in. He grew tired of waiting in traffic like he was among a horde of zombies in metal boxes grinding their way to work, tired of people dumb enough to loathe someone because of their skin colour or country despite the fact they do the jobs they’d never consider doing when what they really want is a fancy car and a shit tonne of money, tired of people who would deny science and scientific discoveries that have been continuously proven time and time again because it conflicts with the fairy tales they listen to every Sunday, tired of people who think 3 minutes of internet research outweighs 2 centuries of actual research, tired of people who use unhealthy highs (and not just illegal ones) just because their life is crap to them and they can’t be assed to better their lives, tired of those who think fat oranges with really bad haircuts can run a country properly and tired of people who actively use social media to oppose same sex romances but hypocritically orgasm to same sex porn.</text:span></text:p>
      <text:p text:style-name="P1"><text:span text:style-name="T1">He knew he had talents in flying planes, navigation, combat and outwitting other people so hard they ask him to dumb down his vocabulary, so he can be understood by their lesser minds.</text:span></text:p>
      <text:p text:style-name="P1"><text:span text:style-name="T1">He decided to get the hell away from society before things got so bad and society got so stupid that some big political idiot mistook the “request coffee” button for the “launch the nukes!” button while waking up out of bed and accidentally or “accidentally” bombing the apes of humanity back to the stone age. </text:span></text:p>
      <text:p text:style-name="P1"><text:span text:style-name="T1">He decided to head to a barely known set of islands east of New Zealand because it was the furthest thing from where he had to spend his whole life and he’d be among a community where things are a bit more diverse than the average 1</text:span><text:span text:style-name="T2">st</text:span><text:span text:style-name="T3"><text:s/>world country lifestyle. He’d dreamt of such a colossal adventure for years and only now has he decided to bail on the dreary lifestyle he’d grown sick of and get the hell away from typical society. </text:span></text:p>
      <text:p text:style-name="P1"><text:span text:style-name="T3">Here's a background on this guy and a little more specification. (Since odds are you're going to be sticking around with him for a while.</text:span></text:p>
      <text:p text:style-name="P1"><text:span text:style-name="T4">NEW MAIN TEXT BOX</text:span><text:span text:style-name="T5"/></text:p>
      <text:p text:style-name="P1"><text:span text:style-name="T5">He's lived in an ok lifestyle as far as resources are concerned, but the the real reasons he wants to leave the main society he is among behind is because it has gotten too far against his likes and beliefs and he doesn't have the cast to simply skip town. He's interested in people from other countries and can speak French and curse in 7-8 different languages. He learned French in school and learned the rest on online translations while bored. He knows how to pilot almost any vehicle (apart from submarines he could never really understand them). He spent nearly a year bulking up his physique and studied damn hard at college, but has been depressed for a while since he was also unpopular and he had the smarts and strength and even the kindness needed to make friends, but nobody in college seemed to open up the door and get to know him. In college he's been studying science and is a close minded atheist. He doesn't hold any predjudices and in fact is more interested by foreign people, homosexuals and women. He basically doesn't like anything typical in the world. He's irritated by conversation starters like "how was college?", "how are you?" or "what did you get up to during the weekend?" Might be common pleasentries to most people, but the typicity of them is what annoys Jack. Before college, he was bullied like nobody's business until he grew into the later years. It caused chronic sadness and he even had his life threatened when he tried to get a girlfriend. Politically, he's really angry at most of the world. Britain bailed on the EU and the republicans got the presidency which he knew were votes cast based off of xenophobia alone. He was getting fed up of the way the world was going as every sad event he went through that was caused by irrational or prejudicial thinking from the 2nd parties added powder into the keg. He was incredibly resilient to adversity, but he was recently on the point of breaking entirely. The spark that ignited his intent to leave town and create his own society? He dreamt a dream he didn't want to wake up from. He dreamt he was on an island, on the polar opposite side of the world. The people there were him, a down under girlfriend, and a crew he had been with throughout the entire journey to get there. The dream felt like triumph, like victory, like finally realising everything he has done and gone through was worth it. He didn't want to wake up, but inevitably, he did. When he got out of bed and looked in the mirror, he thought longer about a decision he'd been thinking about ever since he started the 2nd year of college. (as if the 1st wasn't bad enough) The hard route to freedom, or the easy route to the damned college work? He finally decided to take his life into his own hands and take the hard route. Big risk, big adventure but ultimately, he'll achieve his dream. He'll get to that island, with a crew and if he's lucky a girlfriend (needn't be down under) and on that island he'll create a society full of tolerance, happiness and justice. It was going to be a colossal task, but he was confident it would pay off.</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